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495cm" style:type="center"/>
          <style:tab-stop style:position="17cm" style:type="right"/>
        </style:tab-stops>
      </style:paragraph-properties>
      <style:text-properties fo:font-size="9pt" officeooo:paragraph-rsid="001e1c59" style:font-size-asian="9pt" style:font-size-complex="9pt"/>
    </style:style>
    <style:style style:name="P2" style:family="paragraph" style:parent-style-name="Standard">
      <style:paragraph-properties fo:margin-top="0.101cm" fo:margin-bottom="0cm" style:contextual-spacing="false"/>
    </style:style>
    <style:style style:name="P3" style:family="paragraph" style:parent-style-name="Standard">
      <style:paragraph-properties fo:margin-top="0.101cm" fo:margin-bottom="0cm" style:contextual-spacing="false"/>
      <style:text-properties fo:font-weight="bold" officeooo:rsid="0040f1e5" officeooo:paragraph-rsid="0040f1e5" style:font-weight-asian="bold" style:font-weight-complex="bold"/>
    </style:style>
    <style:style style:name="P4" style:family="paragraph" style:parent-style-name="Standard">
      <style:paragraph-properties fo:margin-top="0.101cm" fo:margin-bottom="0cm" style:contextual-spacing="false"/>
      <style:text-properties officeooo:rsid="00421e6a" officeooo:paragraph-rsid="0042580e"/>
    </style:style>
    <style:style style:name="P5" style:family="paragraph" style:parent-style-name="Standard" style:master-page-name="">
      <style:paragraph-properties fo:margin-left="0.499cm" fo:margin-right="0cm" fo:margin-top="0.101cm" fo:margin-bottom="0cm" style:contextual-spacing="false" fo:text-indent="-0.499cm" style:auto-text-indent="false" style:page-number="auto">
        <style:tab-stops/>
      </style:paragraph-properties>
      <style:text-properties officeooo:paragraph-rsid="0040f1e5"/>
    </style:style>
    <style:style style:name="P6" style:family="paragraph" style:parent-style-name="Standard" style:master-page-name="">
      <style:paragraph-properties fo:margin-left="4.974cm" fo:margin-right="0cm" fo:margin-top="0.101cm" fo:margin-bottom="0cm" style:contextual-spacing="false" fo:text-indent="-4.974cm" style:auto-text-indent="false" style:page-number="auto"/>
      <style:text-properties officeooo:paragraph-rsid="002d56df"/>
    </style:style>
    <style:style style:name="P7" style:family="paragraph" style:parent-style-name="Standard" style:master-page-name="">
      <style:paragraph-properties fo:margin-left="4.974cm" fo:margin-right="0cm" fo:margin-top="0.101cm" fo:margin-bottom="0cm" style:contextual-spacing="false" fo:text-indent="-4.974cm" style:auto-text-indent="false" style:page-number="auto"/>
      <style:text-properties officeooo:rsid="00421e6a" officeooo:paragraph-rsid="0042580e"/>
    </style:style>
    <style:style style:name="P8" style:family="paragraph" style:parent-style-name="Standard" style:master-page-name="">
      <style:paragraph-properties fo:margin-left="4.974cm" fo:margin-right="0cm" fo:margin-top="0.101cm" fo:margin-bottom="0cm" style:contextual-spacing="false" fo:keep-together="always" fo:text-indent="-4.974cm" style:auto-text-indent="false" style:page-number="auto" fo:keep-with-next="always"/>
      <style:text-properties officeooo:rsid="00421e6a" officeooo:paragraph-rsid="0044227e"/>
    </style:style>
    <style:style style:name="P9" style:family="paragraph" style:parent-style-name="Standard">
      <style:paragraph-properties fo:margin-left="4.974cm" fo:margin-right="0cm" fo:margin-top="0.101cm" fo:margin-bottom="0cm" style:contextual-spacing="false" fo:text-indent="-4.974cm" style:auto-text-indent="false"/>
      <style:text-properties officeooo:paragraph-rsid="0040c07d"/>
    </style:style>
    <style:style style:name="P10" style:family="paragraph" style:parent-style-name="Standard">
      <style:paragraph-properties fo:margin-left="4.974cm" fo:margin-right="0cm" fo:margin-top="0.101cm" fo:margin-bottom="0cm" style:contextual-spacing="false" fo:text-indent="-4.974cm" style:auto-text-indent="false"/>
      <style:text-properties officeooo:paragraph-rsid="0040f1e5"/>
    </style:style>
    <style:style style:name="P11" style:family="paragraph" style:parent-style-name="Standard">
      <style:paragraph-properties fo:margin-left="4.974cm" fo:margin-right="0cm" fo:margin-top="0.101cm" fo:margin-bottom="0cm" style:contextual-spacing="false" fo:text-indent="-4.974cm" style:auto-text-indent="false"/>
      <style:text-properties officeooo:rsid="00421e6a" officeooo:paragraph-rsid="0042580e"/>
    </style:style>
    <style:style style:name="P12" style:family="paragraph" style:parent-style-name="Standard">
      <style:paragraph-properties fo:margin-left="4.974cm" fo:margin-right="0cm" fo:margin-top="0.101cm" fo:margin-bottom="0cm" style:contextual-spacing="false" fo:text-indent="-4.974cm" style:auto-text-indent="false"/>
      <style:text-properties officeooo:rsid="00421e6a" officeooo:paragraph-rsid="0044227e"/>
    </style:style>
    <style:style style:name="P13" style:family="paragraph" style:parent-style-name="Standard">
      <style:paragraph-properties fo:margin-left="4.974cm" fo:margin-right="0cm" fo:margin-top="0.101cm" fo:margin-bottom="0cm" style:contextual-spacing="false" fo:text-indent="-4.974cm" style:auto-text-indent="false"/>
      <style:text-properties officeooo:rsid="00257616" officeooo:paragraph-rsid="00421e6a"/>
    </style:style>
    <style:style style:name="P14" style:family="paragraph" style:parent-style-name="Standard">
      <style:paragraph-properties fo:margin-left="4.974cm" fo:margin-right="0cm" fo:margin-top="0.101cm" fo:margin-bottom="0cm" style:contextual-spacing="false" fo:text-indent="-4.974cm" style:auto-text-indent="false"/>
      <style:text-properties officeooo:rsid="00257616" officeooo:paragraph-rsid="0042580e"/>
    </style:style>
    <style:style style:name="P15" style:family="paragraph" style:parent-style-name="Standard">
      <style:paragraph-properties fo:margin-left="4.974cm" fo:margin-right="0cm" fo:margin-top="0.101cm" fo:margin-bottom="0cm" style:contextual-spacing="false" fo:keep-together="always" fo:text-indent="-4.974cm" style:auto-text-indent="false" fo:keep-with-next="always"/>
      <style:text-properties officeooo:rsid="00421e6a" officeooo:paragraph-rsid="0044227e"/>
    </style:style>
    <style:style style:name="P16" style:family="paragraph" style:parent-style-name="Standard">
      <style:paragraph-properties fo:margin-top="0.4cm" fo:margin-bottom="0cm" style:contextual-spacing="false"/>
      <style:text-properties officeooo:rsid="00421e6a" officeooo:paragraph-rsid="0044227e"/>
    </style:style>
    <style:style style:name="P17" style:family="paragraph" style:parent-style-name="Standard">
      <style:paragraph-properties fo:margin-top="0.4cm" fo:margin-bottom="0cm" style:contextual-spacing="false"/>
      <style:text-properties officeooo:paragraph-rsid="00421e6a"/>
    </style:style>
    <style:style style:name="P18" style:family="paragraph" style:parent-style-name="Standard">
      <style:paragraph-properties fo:margin-left="0cm" fo:margin-right="0cm" fo:margin-top="0.101cm" fo:margin-bottom="0cm" style:contextual-spacing="false" fo:text-indent="0cm" style:auto-text-indent="false"/>
      <style:text-properties officeooo:rsid="0044227e" officeooo:paragraph-rsid="0044227e"/>
    </style:style>
    <style:style style:name="P19" style:family="paragraph" style:parent-style-name="Standard" style:master-page-name="">
      <style:paragraph-properties fo:margin-left="6.562cm" fo:margin-right="0cm" fo:margin-top="0.101cm" fo:margin-bottom="0cm" style:contextual-spacing="false" fo:keep-together="always" fo:text-indent="-6.562cm" style:auto-text-indent="false" style:page-number="auto" fo:keep-with-next="always"/>
      <style:text-properties officeooo:rsid="00421e6a" officeooo:paragraph-rsid="0042580e"/>
    </style:style>
    <style:style style:name="P20" style:family="paragraph" style:parent-style-name="Standard">
      <style:paragraph-properties fo:margin-left="6.562cm" fo:margin-right="0cm" fo:margin-top="0.101cm" fo:margin-bottom="0cm" style:contextual-spacing="false" fo:keep-together="always" fo:text-indent="-6.562cm" style:auto-text-indent="false" fo:keep-with-next="always"/>
      <style:text-properties officeooo:rsid="00421e6a" officeooo:paragraph-rsid="0044227e"/>
    </style:style>
    <style:style style:name="P21" style:family="paragraph" style:parent-style-name="Standard">
      <style:paragraph-properties fo:margin-left="6.562cm" fo:margin-right="0cm" fo:margin-top="0.101cm" fo:margin-bottom="0cm" style:contextual-spacing="false" fo:keep-together="always" fo:text-indent="-6.562cm" style:auto-text-indent="false" fo:keep-with-next="always"/>
      <style:text-properties officeooo:rsid="00421e6a" officeooo:paragraph-rsid="00446abc"/>
    </style:style>
    <style:style style:name="P22" style:family="paragraph" style:parent-style-name="Standard">
      <style:paragraph-properties fo:margin-top="0.7cm" fo:margin-bottom="0cm" style:contextual-spacing="false" fo:keep-together="always" fo:keep-with-next="always"/>
      <style:text-properties fo:font-size="14pt" fo:font-weight="bold" officeooo:rsid="0040f1e5" officeooo:paragraph-rsid="0040f1e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fo:font-weight="normal" officeooo:rsid="0040c07d" officeooo:paragraph-rsid="0042580e" style:font-weight-asian="normal" style:font-weight-complex="normal"/>
    </style:style>
    <style:style style:name="P24" style:family="paragraph" style:parent-style-name="Standard">
      <style:paragraph-properties fo:margin-top="0.801cm" fo:margin-bottom="0cm" style:contextual-spacing="false" fo:keep-together="always" fo:keep-with-next="always"/>
      <style:text-properties fo:font-size="14pt" fo:font-weight="bold" officeooo:rsid="0040c07d" officeooo:paragraph-rsid="0040f1e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.801cm" fo:margin-bottom="0cm" style:contextual-spacing="false" fo:keep-together="always" fo:keep-with-next="always"/>
      <style:text-properties fo:font-size="14pt" fo:font-weight="bold" officeooo:rsid="0040c07d" officeooo:paragraph-rsid="0042580e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font-name="Arial" fo:font-size="18pt" fo:font-weight="bold" officeooo:rsid="0040c07d" officeooo:paragraph-rsid="0040c07d" style:font-size-asian="18pt" style:font-weight-asian="bold" style:font-size-complex="18pt" style:font-weight-complex="bold"/>
    </style:style>
    <style:style style:name="P27" style:family="paragraph" style:parent-style-name="Title">
      <style:text-properties officeooo:rsid="0058b0e9" officeooo:paragraph-rsid="00468346"/>
    </style:style>
    <style:style style:name="P28" style:family="paragraph" style:parent-style-name="Heading">
      <style:paragraph-properties fo:text-align="center" style:justify-single-word="false"/>
      <style:text-properties style:font-name="Arial" fo:font-size="18pt" fo:font-weight="bold" officeooo:paragraph-rsid="00468346" style:font-size-asian="18pt" style:font-weight-asian="bold" style:font-size-complex="18pt" style:font-weight-complex="bold"/>
    </style:style>
    <style:style style:name="T1" style:family="text">
      <style:text-properties officeooo:rsid="0044deb2"/>
    </style:style>
    <style:style style:name="T2" style:family="text">
      <style:text-properties officeooo:rsid="002d56df"/>
    </style:style>
    <style:style style:name="T3" style:family="text">
      <style:text-properties officeooo:rsid="001e1c59"/>
    </style:style>
    <style:style style:name="T4" style:family="text">
      <style:text-properties officeooo:rsid="002473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0c07d" style:font-weight-asian="bold" style:font-weight-complex="bold"/>
    </style:style>
    <style:style style:name="T7" style:family="text">
      <style:text-properties fo:font-weight="bold" officeooo:rsid="00257616" style:font-weight-asian="bold" style:font-weight-complex="bold"/>
    </style:style>
    <style:style style:name="T8" style:family="text">
      <style:text-properties fo:font-weight="bold" officeooo:rsid="0040f1e5" style:font-weight-asian="bold" style:font-weight-complex="bold"/>
    </style:style>
    <style:style style:name="T9" style:family="text">
      <style:text-properties fo:font-weight="bold" officeooo:rsid="0042580e" style:font-weight-asian="bold" style:font-weight-complex="bold"/>
    </style:style>
    <style:style style:name="T10" style:family="text">
      <style:text-properties fo:font-weight="bold" officeooo:rsid="0044227e" style:font-weight-asian="bold" style:font-weight-complex="bold"/>
    </style:style>
    <style:style style:name="T11" style:family="text">
      <style:text-properties fo:font-weight="bold" officeooo:rsid="00446abc" style:font-weight-asian="bold" style:font-weight-complex="bold"/>
    </style:style>
    <style:style style:name="T12" style:family="text">
      <style:text-properties fo:font-weight="bold" officeooo:rsid="0044deb2" style:font-weight-asian="bold" style:font-weight-complex="bold"/>
    </style:style>
    <style:style style:name="T13" style:family="text">
      <style:text-properties officeooo:rsid="0025761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0c07d" style:font-weight-asian="normal" style:font-weight-complex="normal"/>
    </style:style>
    <style:style style:name="T16" style:family="text">
      <style:text-properties fo:font-weight="normal" officeooo:rsid="00257616" style:font-weight-asian="normal" style:font-weight-complex="normal"/>
    </style:style>
    <style:style style:name="T17" style:family="text">
      <style:text-properties fo:font-weight="normal" officeooo:rsid="0040f1e5" style:font-weight-asian="normal" style:font-weight-complex="normal"/>
    </style:style>
    <style:style style:name="T18" style:family="text">
      <style:text-properties fo:font-weight="normal" officeooo:rsid="00421e6a" style:font-weight-asian="normal" style:font-weight-complex="normal"/>
    </style:style>
    <style:style style:name="T19" style:family="text">
      <style:text-properties fo:font-weight="normal" officeooo:rsid="0042580e" style:font-weight-asian="normal" style:font-weight-complex="normal"/>
    </style:style>
    <style:style style:name="T20" style:family="text">
      <style:text-properties fo:font-weight="normal" officeooo:rsid="0044227e" style:font-weight-asian="normal" style:font-weight-complex="normal"/>
    </style:style>
    <style:style style:name="T21" style:family="text">
      <style:text-properties fo:font-weight="normal" officeooo:rsid="00446abc" style:font-weight-asian="normal" style:font-weight-complex="normal"/>
    </style:style>
    <style:style style:name="T22" style:family="text">
      <style:text-properties fo:font-weight="normal" officeooo:rsid="0044deb2" style:font-weight-asian="normal" style:font-weight-complex="normal"/>
    </style:style>
    <style:style style:name="T23" style:family="text">
      <style:text-properties officeooo:rsid="0040c07d"/>
    </style:style>
    <style:style style:name="T24" style:family="text">
      <style:text-properties officeooo:rsid="0042580e"/>
    </style:style>
    <style:style style:name="T25" style:family="text">
      <style:text-properties officeooo:rsid="0044227e"/>
    </style:style>
    <style:style style:name="T26" style:family="text">
      <style:text-properties officeooo:rsid="00421e6a"/>
    </style:style>
    <style:style style:name="T27" style:family="text">
      <style:text-properties officeooo:rsid="0058b0e9"/>
    </style:style>
    <style:style style:name="T28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Jun 18<text:span text:style-name="T28">th</text:span>, 2014:</text:p>
      <text:p text:style-name="P28"><text:span text:style-name="T27">This file is deprecated: everything has been inserted in the “XtremWeb-HEP Introduction” document</text:span></text:p>
      <text:p text:style-name="P28">XtremWeb-HEP <text:s/>8<text:span text:style-name="T3"> <text:s text:c="2"/>– <text:s text:c="2"/>Offering and Billing</text:span></text:p>
      <text:p text:style-name="P26">Specifications</text:p>
      <text:p text:style-name="P22">Types of Metrics</text:p>
      <text:p text:style-name="P5"><text:span text:style-name="T4">–<text:tab/>The '</text:span><text:span text:style-name="T6">apps</text:span><text:span text:style-name="T23">' and '</text:span><text:span text:style-name="T6">works</text:span><text:span text:style-name="T23">' tables should both contain </text:span><text:span text:style-name="T6">Offering Metrics</text:span><text:span text:style-name="T15">, </text:span><text:span text:style-name="T18">whose</text:span><text:span text:style-name="T15"> value is known </text:span><text:span text:style-name="T6">before</text:span><text:span text:style-name="T15"> any task run</text:span><text:span text:style-name="T2">,</text:span></text:p>
      <text:p text:style-name="P5"><text:span text:style-name="T4">–<text:tab/>The '</text:span><text:span text:style-name="T6">works</text:span><text:span text:style-name="T23">' table should also contain </text:span><text:span text:style-name="T6">Billing Metrics</text:span><text:span text:style-name="T18">, whose</text:span><text:span text:style-name="T15"> value is known </text:span><text:span text:style-name="T6">after</text:span><text:span text:style-name="T15"> the end of the work</text:span><text:span text:style-name="T4">.</text:span></text:p>
      <text:p text:style-name="P24"><text:span text:style-name="T2">O</text:span>ffering Metrics</text:p>
      <text:p text:style-name="P2"><text:span text:style-name="T17">These metrics specify resource characteristics</text:span><text:span text:style-name="T15"> required by the application </text:span><text:span text:style-name="T17">(independently of any specific work),</text:span><text:span text:style-name="T15"> or by the work </text:span><text:span text:style-name="T17">(with higher values).</text:span></text:p>
      <text:p text:style-name="P3"><text:span text:style-name="T17">F</text:span><text:span text:style-name="T14">or example, an application may require 512 MB RAM, and a specific work processing much data may require 3.000 MB RAM.</text:span></text:p>
      <text:p text:style-name="P6"><text:span text:style-name="T13">– <text:s/></text:span><text:span text:style-name="T6">minMemory</text:span><text:span text:style-name="T15"> :<text:tab/>Minimum amount of RAM </text:span><text:span text:style-name="T17">per core <text:s/>(in MB)</text:span><text:span text:style-name="T13">,</text:span></text:p>
      <text:p text:style-name="P9"><text:span text:style-name="T13">– <text:s/></text:span><text:span text:style-name="T6">minCPUSpeed</text:span><text:span text:style-name="T15"> :<text:tab/>Minimum CPU speed <text:s/></text:span><text:span text:style-name="T17">(in MHz)</text:span><text:span text:style-name="T16">,</text:span></text:p>
      <text:p text:style-name="P10"><text:span text:style-name="T16">– <text:s/></text:span><text:span text:style-name="T6">min</text:span><text:span text:style-name="T8">FreeMassStorage</text:span><text:span text:style-name="T15"> :<text:tab/>Minimum </text:span><text:span text:style-name="T17">free mass storage</text:span><text:span text:style-name="T15"> <text:s/></text:span><text:span text:style-name="T17">(in GB)</text:span><text:span text:style-name="T16">,</text:span></text:p>
      <text:p text:style-name="P10"><text:span text:style-name="T16">– <text:s/></text:span><text:span text:style-name="T6">m</text:span><text:span text:style-name="T12">ax</text:span><text:span text:style-name="T6">WallClockTime</text:span><text:span text:style-name="T15"> :<text:tab/>M</text:span><text:span text:style-name="T22">ax</text:span><text:span text:style-name="T15">imum </text:span><text:span text:style-name="T17">wall clock time <text:s/>(in seconds) <text:s/></text:span><text:span text:style-name="T22">only for </text:span><text:span text:style-name="T12">works</text:span><text:span text:style-name="T16">,</text:span></text:p>
      <text:p text:style-name="P17"><text:span text:style-name="T9">apps.</text:span><text:span text:style-name="T6">min</text:span><text:span text:style-name="T8">FreeMassStorage</text:span><text:span text:style-name="T26"> is calculated using the sum of 'datas.size' of following pointers :</text:span></text:p>
      <text:p text:style-name="P7"><text:span text:style-name="T13">– <text:s/></text:span><text:span text:style-name="T5">defaultStdinURI</text:span><text:span text:style-name="T15"> :<text:tab/></text:span><text:span text:style-name="T19">STDIN </text:span><text:span text:style-name="T20">if </text:span><text:span text:style-name="T10">not</text:span><text:span text:style-name="T20"> provided by the work</text:span><text:span text:style-name="T15">,</text:span></text:p>
      <text:p text:style-name="P11"><text:span text:style-name="T16">– <text:s/></text:span><text:span text:style-name="T5">base</text:span><text:span text:style-name="T6">DirinURI</text:span><text:span text:style-name="T15"> :<text:tab/></text:span><text:span text:style-name="T20">Input files which are </text:span><text:span text:style-name="T10">always</text:span><text:span text:style-name="T20"> sent with the work</text:span><text:span text:style-name="T15">,</text:span></text:p>
      <text:p text:style-name="P12"><text:span text:style-name="T13">– <text:s/></text:span><text:span text:style-name="T5">defaultDirinURI</text:span><text:span text:style-name="T15"> :<text:tab/></text:span><text:span text:style-name="T20">Additional input files</text:span><text:span text:style-name="T19"> </text:span><text:span text:style-name="T20">if </text:span><text:span text:style-name="T10">not</text:span><text:span text:style-name="T20"> provided by the work</text:span><text:span text:style-name="T15">,</text:span></text:p>
      <text:p text:style-name="P13">– <text:s/>max of 'datas.size' of all binary URIs,</text:p>
      <text:p text:style-name="P14">– <text:s/>max of 'datas.size' of all library URIs.</text:p>
      <text:p text:style-name="P16"><text:span text:style-name="T9">works.</text:span><text:span text:style-name="T6">min</text:span><text:span text:style-name="T8">FreeMassStorage</text:span> <text:span text:style-name="T25">has a minimum value </text:span>calculated using 'datas.size' of <text:span text:style-name="T25">pointers from the 'apps' table and</text:span> 'datas.size'<text:span text:style-name="T25"> of</text:span> following pointers:</text:p>
      <text:p text:style-name="P8"><text:span text:style-name="T13">– <text:s/></text:span><text:span text:style-name="T9">s</text:span><text:span text:style-name="T7">tdinURI</text:span><text:span text:style-name="T15"> :<text:tab/></text:span><text:span text:style-name="T20">overrides 'apps.defaultStdinURI'</text:span><text:span text:style-name="T15">,</text:span></text:p>
      <text:p text:style-name="P15"><text:span text:style-name="T16">– <text:s/></text:span><text:span text:style-name="T9">dir</text:span><text:span text:style-name="T7">inURI</text:span><text:span text:style-name="T15"> :<text:tab/></text:span><text:span text:style-name="T20">overrides 'apps.defaultDirinURI'</text:span><text:span text:style-name="T15">.</text:span></text:p>
      <text:p text:style-name="P18"><text:span text:style-name="T14">This metric may be</text:span><text:span text:style-name="T18"> </text:span><text:span text:style-name="T14">provided by the submitter of the work in order to reserve storage space also for output files.</text:span></text:p>
      <text:p text:style-name="P25"><text:span text:style-name="T24">Bill</text:span>ing Metrics</text:p>
      <text:p text:style-name="P4"><text:span text:style-name="T17">These metrics </text:span><text:span text:style-name="T19">provide real</text:span><text:span text:style-name="T17"> resource c</text:span><text:span text:style-name="T19">onsumption</text:span><text:span text:style-name="T15"> the work</text:span><text:span text:style-name="T17"> :</text:span></text:p>
      <text:p text:style-name="P19"><text:soft-page-break/><text:span text:style-name="T13">– <text:s/></text:span><text:span text:style-name="T9">s</text:span><text:span text:style-name="T7">t</text:span><text:span text:style-name="T9">atus</text:span><text:span text:style-name="T15"> :<text:tab/></text:span><text:span text:style-name="T19">Depending on </text:span><text:span text:style-name="T20">work status and </text:span><text:span text:style-name="T19">SLA, <text:line-break/>the work will be billed or not,</text:span></text:p>
      <text:p text:style-name="P20"><text:span text:style-name="T16">– <text:s/></text:span><text:span text:style-name="T9">result</text:span><text:span text:style-name="T7">URI</text:span><text:span text:style-name="T15"> :<text:tab/></text:span><text:span text:style-name="T21">Its 'datas.size' is the global size of all output files,</text:span></text:p>
      <text:p text:style-name="P21"><text:span text:style-name="T16">– <text:s/></text:span><text:span text:style-name="T11">(compenddate – compstartdate)</text:span><text:span text:style-name="T21"> :<text:tab/>Wall clock duration of the work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495cm" style:type="center"/>
          <style:tab-stop style:position="17cm" style:type="right"/>
        </style:tab-stops>
      </style:paragraph-properties>
      <style:text-properties fo:font-size="9pt" officeooo:paragraph-rsid="001e1c59" style:font-size-asian="9pt" style:font-size-complex="9pt"/>
    </style:style>
    <style:style style:name="MT1" style:family="text">
      <style:text-properties officeooo:rsid="0044deb2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title>XtremWeb-HEP Offering and Billing Specifications</text:title><text:tab/>V1.<text:span text:style-name="MT1">1</text:span> - <text:date style:data-style-name="N84" text:date-value="2014-06-19T17:18:33.953917077">2014-06-19</text:date><text:tab/>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17:07:13.340000000</meta:creation-date>
    <dc:date>2014-06-19T17:18:33.939961000</dc:date>
    <meta:editing-duration>P3DT1H1M15S</meta:editing-duration>
    <meta:editing-cycles>18</meta:editing-cycles>
    <meta:generator>LibreOffice/4.2.4.2$MacOSX_X86_64 LibreOffice_project/63150712c6d317d27ce2db16eb94c2f3d7b699f8</meta:generator>
    <dc:title>XtremWeb-HEP Offering and Billing Specifications</dc:title>
    <meta:print-date>2013-08-19T15:53:52.639000000</meta:print-date>
    <dc:creator>Oleg Lodygensky</dc:creator>
    <meta:document-statistic meta:table-count="0" meta:image-count="0" meta:object-count="0" meta:page-count="2" meta:paragraph-count="30" meta:word-count="304" meta:character-count="2002" meta:non-whitespace-character-count="1685"/>
  </office:meta>
</office:document-meta>
</file>